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8000008E8844E03C3FDA7611C.png" manifest:media-type="image/png"/>
  <manifest:file-entry manifest:full-path="Pictures/1000020100000438000008E83E729BC5ACC970D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draw:marker-start="" svg:stroke-opacity="0%" draw:fill-color="#000000" draw:textarea-horizontal-align="justify" draw:textarea-vertical-align="middle" draw:auto-grow-height="false" fo:min-height="12.196cm" fo:min-width="3.818cm"/>
    </style:style>
    <style:style style:name="gr3" style:family="graphic" style:parent-style-name="standard">
      <style:graphic-properties draw:stroke="none" svg:stroke-color="#000000" draw:fill="none" draw:fill-color="#ffffff" draw:opacity="100%" draw:auto-grow-height="true" draw:auto-grow-width="false" fo:max-height="0cm" fo:min-height="1.236cm"/>
      <style:paragraph-properties style:writing-mode="lr-tb"/>
    </style:style>
    <style:style style:name="gr4" style:family="graphic" style:parent-style-name="standard">
      <style:graphic-properties draw:stroke="none" svg:stroke-color="#000000" draw:fill="none" draw:fill-color="#ffffff" draw:opacity="100%" draw:auto-grow-height="true" draw:auto-grow-width="false" fo:max-height="0cm" fo:min-height="1.026cm"/>
      <style:paragraph-properties style:writing-mode="lr-tb"/>
    </style:style>
    <style:style style:name="gr5"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6"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opacity="100%" draw:auto-grow-height="true" draw:auto-grow-width="false" fo:max-height="0cm" fo:min-height="0.589cm"/>
      <style:paragraph-properties style:writing-mode="lr-tb"/>
    </style:style>
    <style:style style:name="gr8" style:family="graphic" style:parent-style-name="standard">
      <style:graphic-properties draw:stroke="none" svg:stroke-color="#000000" draw:fill="none" draw:fill-color="#ffffff" draw:opacity="100%" draw:auto-grow-height="true" draw:auto-grow-width="false" fo:max-height="0cm" fo:min-height="0.674cm"/>
      <style:paragraph-properties style:writing-mode="lr-tb"/>
    </style:style>
    <style:style style:name="gr9" style:family="graphic" style:parent-style-name="standard">
      <style:graphic-properties draw:stroke="none" svg:stroke-color="#000000" draw:fill="none" draw:fill-color="#ffffff" draw:opacity="100%" draw:auto-grow-height="true" draw:auto-grow-width="false" fo:max-height="0cm" fo:min-height="1.237cm"/>
      <style:paragraph-properties style:writing-mode="lr-tb"/>
    </style:style>
    <style:style style:name="gr10"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11" style:family="graphic" style:parent-style-name="standard">
      <style:graphic-properties draw:stroke="none" svg:stroke-color="#000000" draw:fill="none" draw:fill-color="#ffffff" draw:opacity="100%" draw:auto-grow-height="true" draw:auto-grow-width="false" fo:max-height="0cm" fo:min-height="0.789cm"/>
      <style:paragraph-properties style:writing-mode="lr-tb"/>
    </style:style>
    <style:style style:name="gr12" style:family="graphic" style:parent-style-name="standard">
      <style:graphic-properties draw:fill-color="#dedce6" draw:opacity="15%" draw:textarea-horizontal-align="justify" draw:textarea-vertical-align="middle" draw:auto-grow-height="false" fo:min-height="21.304cm" fo:min-width="21.054cm" draw:shadow="hidden"/>
    </style:style>
    <style:style style:name="gr13" style:family="graphic" style:parent-style-name="standard">
      <style:graphic-properties draw:fill-color="#ef9a13" draw:opacity="59%" draw:textarea-horizontal-align="justify" draw:textarea-vertical-align="middle" draw:auto-grow-height="false" fo:min-height="2.544cm" fo:min-width="5.342cm"/>
    </style:style>
    <style:style style:name="gr14" style:family="graphic" style:parent-style-name="standard">
      <style:graphic-properties draw:fill-color="#ef9a13" draw:opacity="46%" draw:textarea-horizontal-align="justify" draw:textarea-vertical-align="middle" draw:auto-grow-height="false" fo:min-height="2.544cm" fo:min-width="5.342cm"/>
    </style:style>
    <style:style style:name="gr15" style:family="graphic" style:parent-style-name="standard">
      <style:graphic-properties draw:fill-color="#c8c8c8" draw:opacity="59%" draw:textarea-horizontal-align="justify" draw:textarea-vertical-align="middle" draw:auto-grow-height="false" fo:min-height="2.544cm" fo:min-width="5.342cm"/>
    </style:style>
    <style:style style:name="gr16" style:family="graphic" style:parent-style-name="standard">
      <style:graphic-properties draw:fill-color="#6b91c1" draw:opacity="59%" draw:textarea-horizontal-align="justify" draw:textarea-vertical-align="middle" draw:auto-grow-height="false" fo:min-height="2.544cm" fo:min-width="5.342cm"/>
    </style:style>
    <style:style style:name="gr17" style:family="graphic" style:parent-style-name="standard">
      <style:graphic-properties draw:fill-color="#c76496" draw:opacity="59%" draw:textarea-horizontal-align="justify" draw:textarea-vertical-align="middle" draw:auto-grow-height="false" fo:min-height="2.544cm" fo:min-width="5.342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2.68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2.28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556cm" fo:min-width="1.57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1.24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111cm" fo:min-width="1.51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111cm" fo:min-width="1.7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1.187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1.05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556cm" fo:min-width="1.653cm"/>
      <style:paragraph-properties style:writing-mode="lr-tb"/>
    </style:style>
    <style:style style:name="gr27" style:family="graphic">
      <style:graphic-properties style:protect="size"/>
    </style:style>
    <style:style style:name="gr28"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29"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30" style:family="graphic" style:parent-style-name="standard">
      <style:graphic-properties svg:stroke-opacity="0%" draw:fill-color="#000000" draw:textarea-horizontal-align="justify" draw:textarea-vertical-align="middle" draw:auto-grow-height="false" fo:min-height="19.06cm" fo:min-width="8.895cm"/>
    </style:style>
    <style:style style:name="gr31"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32" style:family="graphic" style:parent-style-name="standard">
      <style:graphic-properties draw:fill-color="#6b91c1" draw:opacity="62%" draw:textarea-horizontal-align="justify" draw:textarea-vertical-align="middle" draw:auto-grow-height="false" fo:min-height="0cm" fo:min-width="7.158cm"/>
    </style:style>
    <style:style style:name="gr33" style:family="graphic" style:parent-style-name="standard">
      <style:graphic-properties svg:stroke-opacity="0%" draw:fill="none" draw:textarea-horizontal-align="justify" draw:textarea-vertical-align="middle" draw:auto-grow-height="false" fo:min-height="1.529cm" fo:min-width="5.594cm"/>
      <style:paragraph-properties style:writing-mode="lr-tb"/>
    </style:style>
    <style:style style:name="gr34" style:family="graphic" style:parent-style-name="standard">
      <style:graphic-properties svg:stroke-color="#ffffff" svg:stroke-opacity="0%" draw:fill-color="#6b91c1" draw:opacity="100%" draw:opacity-name="Transparency_20_36" draw:textarea-horizontal-align="justify" draw:textarea-vertical-align="middle" draw:auto-grow-height="false" fo:min-height="6.893cm" fo:min-width="9.443cm" draw:shadow="hidden"/>
    </style:style>
    <style:style style:name="gr35" style:family="graphic" style:parent-style-name="standard">
      <style:graphic-properties svg:stroke-opacity="0%" draw:fill="none" draw:opacity="24%" draw:textarea-horizontal-align="justify" draw:textarea-vertical-align="middle" draw:auto-grow-height="false" fo:min-height="0.698cm" fo:min-width="1.785cm"/>
      <style:paragraph-properties style:writing-mode="lr-tb"/>
    </style:style>
    <style:style style:name="gr36" style:family="graphic" style:parent-style-name="standard">
      <style:graphic-properties draw:opacity="15%" draw:textarea-horizontal-align="justify" draw:textarea-vertical-align="middle" draw:auto-grow-height="false" fo:min-height="21.304cm" fo:min-width="21.054cm" draw:shadow="hidden"/>
    </style:style>
    <style:style style:name="gr37"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5.306cm" fo:padding-top="0.142cm" fo:padding-bottom="0.142cm" fo:padding-left="0.267cm" fo:padding-right="0.267cm"/>
    </style:style>
    <style:style style:name="gr38" style:family="graphic" style:parent-style-name="objectwithoutfill">
      <style:graphic-properties draw:stroke="dash" draw:stroke-dash="Fine_20_Dashed" svg:stroke-width="0.035cm" svg:stroke-color="#6b91c1" draw:marker-start="" draw:marker-start-width="0.252cm" draw:marker-end-width="0.252cm" draw:fill="solid" draw:opacity="0%" draw:textarea-vertical-align="middle" fo:padding-top="0.142cm" fo:padding-bottom="0.142cm" fo:padding-left="0.267cm" fo:padding-right="0.267cm"/>
    </style:style>
    <style:style style:name="gr39"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1.497cm" fo:padding-top="0.142cm" fo:padding-bottom="0.142cm" fo:padding-left="0.267cm" fo:padding-right="0.267cm"/>
    </style:style>
    <style:style style:name="gr40"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41" style:family="graphic" style:parent-style-name="standard">
      <style:graphic-properties svg:stroke-color="#ffffff" svg:stroke-opacity="0%" draw:fill="gradient" draw:fill-color="#6b91c1" draw:fill-gradient-name="Gradient_20_1" draw:opacity="100%" draw:opacity-name="Transparency_20_41" draw:textarea-horizontal-align="justify" draw:textarea-vertical-align="middle" draw:auto-grow-height="false" fo:min-height="6.893cm" fo:min-width="9.443cm" draw:shadow="visible"/>
    </style:style>
    <style:style style:name="gr42" style:family="graphic" style:parent-style-name="standard">
      <style:graphic-properties draw:fill-color="#ffff00" draw:opacity="100%" draw:opacity-name="Transparency_20_37" draw:textarea-horizontal-align="justify" draw:textarea-vertical-align="middle" draw:auto-grow-height="false" fo:min-height="21.304cm" fo:min-width="21.054cm" draw:shadow="hidden"/>
    </style:style>
    <style:style style:name="gr43" style:family="graphic" style:parent-style-name="standard">
      <style:graphic-properties draw:stroke="dash" draw:stroke-dash="_33__20_Dashes_20_3_20_Dots_20__28_var_29_" svg:stroke-width="0.035cm" svg:stroke-color="#e6e905" draw:marker-start="" draw:marker-start-width="0.252cm" draw:marker-end-width="0.252cm" svg:stroke-opacity="40%" draw:fill-color="#ffff00" draw:opacity="11%" draw:textarea-horizontal-align="justify" draw:textarea-vertical-align="middle" draw:auto-grow-height="false" fo:min-height="3.781cm" fo:min-width="5.306cm" fo:padding-top="0.142cm" fo:padding-bottom="0.142cm" fo:padding-left="0.267cm" fo:padding-right="0.267cm"/>
    </style:style>
    <style:style style:name="gr44" style:family="graphic" style:parent-style-name="objectwithoutfill">
      <style:graphic-properties draw:stroke="dash" draw:stroke-dash="_33__20_Dashes_20_3_20_Dots_20__28_var_29_" svg:stroke-width="0.035cm" svg:stroke-color="#e6e905" draw:marker-start="" draw:marker-start-width="0.252cm" draw:marker-end-width="0.252cm" svg:stroke-opacity="40%" draw:fill="solid" draw:fill-color="#ffff00" draw:opacity="11%" draw:textarea-vertical-align="middle" fo:padding-top="0.142cm" fo:padding-bottom="0.142cm" fo:padding-left="0.267cm" fo:padding-right="0.267cm"/>
    </style:style>
    <style:style style:name="gr45" style:family="graphic" style:parent-style-name="standard">
      <style:graphic-properties draw:stroke="dash" draw:stroke-dash="_33__20_Dashes_20_3_20_Dots_20__28_var_29_" svg:stroke-width="0.035cm" svg:stroke-color="#e6e905" draw:marker-start="" draw:marker-start-width="0.252cm" draw:marker-end-width="0.252cm" svg:stroke-opacity="40%" draw:fill-color="#ffff00" draw:opacity="11%" draw:textarea-horizontal-align="justify" draw:textarea-vertical-align="middle" draw:auto-grow-height="false" fo:min-height="3.781cm" fo:min-width="1.497cm" fo:padding-top="0.142cm" fo:padding-bottom="0.142cm" fo:padding-left="0.267cm" fo:padding-right="0.267cm"/>
    </style:style>
    <style:style style:name="gr46" style:family="graphic" style:parent-style-name="standard">
      <style:graphic-properties svg:stroke-color="#ffffff" svg:stroke-opacity="0%" draw:fill="none" draw:fill-color="#ffff00" draw:opacity="100%" draw:opacity-name="Transparency_20_36" draw:textarea-horizontal-align="justify" draw:textarea-vertical-align="middle" draw:auto-grow-height="false" fo:min-height="6.893cm" fo:min-width="9.443cm" draw:shadow="visible"/>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941cm"/>
      <style:paragraph-properties style:writing-mode="lr-tb"/>
    </style:style>
    <style:style style:name="gr48" style:family="graphic" style:parent-style-name="standard">
      <style:graphic-properties draw:fill-color="#cccccc" draw:opacity="28%" draw:textarea-horizontal-align="justify" draw:textarea-vertical-align="middle" draw:auto-grow-height="false" fo:min-height="21.304cm" fo:min-width="21.054cm" draw:shadow="hidden"/>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draw:opacity="100%"/>
      <style:paragraph-properties style:writing-mode="lr-tb"/>
      <style:text-properties fo:color="#ef9a13" fo:font-size="28pt" fo:letter-spacing="0.112cm" style:text-underline-style="none" fo:font-weight="bold" fo:background-color="transparent" style:font-size-asian="28pt" style:font-size-complex="28pt"/>
    </style:style>
    <style:style style:name="P4" style:family="paragraph">
      <loext:graphic-properties draw:fill="none" draw:fill-color="#ffffff" draw:opacity="100%"/>
      <style:paragraph-properties style:writing-mode="lr-tb"/>
      <style:text-properties fo:color="#c8c8c8" fo:font-size="26pt" fo:letter-spacing="0.112cm" fo:font-weight="bold" style:font-size-asian="28pt" style:font-size-complex="28pt"/>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draw:opacity="100%"/>
      <style:paragraph-properties fo:margin-left="0cm" fo:margin-right="0cm" fo:margin-top="0cm" fo:margin-bottom="0cm" fo:line-height="100%" fo:text-indent="0cm" style:writing-mode="lr-tb"/>
      <style:text-properties fo:color="#6b91c1" fo:font-size="20pt" fo:letter-spacing="0.112cm" fo:font-weight="bold" style:font-size-asian="20pt" style:font-size-complex="20pt"/>
    </style:style>
    <style:style style:name="P7" style:family="paragraph">
      <loext:graphic-properties draw:fill="none" draw:fill-color="#ffffff" draw:opacity="100%"/>
      <style:paragraph-properties style:writing-mode="lr-tb"/>
      <style:text-properties fo:color="#c7cdc9" fo:font-size="18pt" fo:letter-spacing="0.056cm" fo:font-weight="bold" style:font-size-asian="18pt" style:font-size-complex="18pt"/>
    </style:style>
    <style:style style:name="P8" style:family="paragraph">
      <loext:graphic-properties draw:fill="none" draw:fill-color="#ffffff" draw:opacity="100%"/>
      <style:paragraph-properties style:writing-mode="lr-tb"/>
      <style:text-properties fo:color="#ef9a13" fo:font-size="11pt" fo:letter-spacing="0.056cm" fo:font-weight="bold" style:font-size-asian="11pt" style:font-size-complex="11pt"/>
    </style:style>
    <style:style style:name="P9" style:family="paragraph">
      <loext:graphic-properties draw:fill="none" draw:fill-color="#ffffff" draw:opacity="100%"/>
      <style:paragraph-properties style:writing-mode="lr-tb"/>
      <style:text-properties fo:color="#c76496" fo:font-size="17pt" fo:letter-spacing="0.056cm" fo:font-weight="bold" style:font-size-asian="17pt" style:font-size-complex="17pt"/>
    </style:style>
    <style:style style:name="P10" style:family="paragraph">
      <loext:graphic-properties draw:fill="none" draw:fill-color="#ffffff" draw:opacity="100%"/>
      <style:paragraph-properties style:writing-mode="lr-tb"/>
      <style:text-properties fo:color="#ef9a13" fo:font-size="20pt" fo:letter-spacing="0.112cm" style:text-underline-style="none" fo:font-weight="bold" fo:background-color="transparent" style:font-size-asian="20pt" style:font-size-complex="20pt"/>
    </style:style>
    <style:style style:name="P11" style:family="paragraph">
      <loext:graphic-properties draw:fill="none" draw:fill-color="#ffffff" draw:opacity="100%"/>
      <style:paragraph-properties style:writing-mode="lr-tb"/>
      <style:text-properties fo:color="#c8c8c8" fo:font-size="20pt" fo:letter-spacing="0.112cm" fo:font-weight="bold" style:font-size-asian="20pt" style:font-size-complex="20pt"/>
    </style:style>
    <style:style style:name="P12" style:family="paragraph">
      <loext:graphic-properties draw:fill="none" draw:fill-color="#ffffff" draw:opacity="100%"/>
      <style:paragraph-properties style:writing-mode="lr-tb"/>
      <style:text-properties fo:color="#c76496" fo:font-size="20pt" fo:letter-spacing="0.056cm" fo:font-weight="bold" style:font-size-asian="20pt" style:font-size-complex="20pt"/>
    </style:style>
    <style:style style:name="P13" style:family="paragraph">
      <loext:graphic-properties draw:fill-color="#dedce6" draw:opacity="15%"/>
      <style:paragraph-properties fo:text-align="center"/>
    </style:style>
    <style:style style:name="P14" style:family="paragraph">
      <loext:graphic-properties draw:fill-color="#ef9a13" draw:opacity="59%"/>
      <style:paragraph-properties fo:text-align="center"/>
    </style:style>
    <style:style style:name="P15" style:family="paragraph">
      <loext:graphic-properties draw:fill-color="#ef9a13" draw:opacity="46%"/>
      <style:paragraph-properties fo:text-align="center"/>
    </style:style>
    <style:style style:name="P16" style:family="paragraph">
      <loext:graphic-properties draw:fill-color="#c8c8c8" draw:opacity="59%"/>
      <style:paragraph-properties fo:text-align="center"/>
    </style:style>
    <style:style style:name="P17" style:family="paragraph">
      <loext:graphic-properties draw:fill-color="#6b91c1" draw:opacity="59%"/>
      <style:paragraph-properties fo:text-align="center"/>
    </style:style>
    <style:style style:name="P18" style:family="paragraph">
      <loext:graphic-properties draw:fill-color="#c76496" draw:opacity="59%"/>
      <style:paragraph-properties fo:text-align="center"/>
    </style:style>
    <style:style style:name="P19" style:family="paragraph">
      <loext:graphic-properties draw:fill="none" draw:fill-color="#ffffff"/>
      <style:paragraph-properties style:writing-mode="lr-tb"/>
      <style:text-properties fo:color="#ffffff" fo:font-size="14pt" style:font-size-asian="14pt" style:font-size-complex="14pt"/>
    </style:style>
    <style:style style:name="P20" style:family="paragraph">
      <loext:graphic-properties draw:fill-color="#ffffff"/>
      <style:paragraph-properties style:writing-mode="lr-tb"/>
    </style:style>
    <style:style style:name="P21" style:family="paragraph">
      <loext:graphic-properties draw:fill="none" draw:fill-color="#ffffff" draw:opacity="100%"/>
      <style:paragraph-properties fo:margin-left="0cm" fo:margin-right="0cm" fo:margin-top="0cm" fo:margin-bottom="0cm" fo:line-height="100%" fo:text-indent="0cm" style:writing-mode="lr-tb"/>
      <style:text-properties fo:color="#dedce6" fo:font-size="20pt" fo:letter-spacing="0.112cm" fo:font-weight="bold" style:font-size-asian="20pt" style:font-size-complex="20pt"/>
    </style:style>
    <style:style style:name="P22" style:family="paragraph">
      <loext:graphic-properties draw:fill-color="#6b91c1" draw:opacity="62%"/>
      <style:paragraph-properties fo:text-align="center"/>
    </style:style>
    <style:style style:name="P23" style:family="paragraph">
      <style:paragraph-properties fo:text-align="center" style:writing-mode="lr-tb"/>
      <style:text-properties fo:color="#6b91c1" fo:font-size="12pt" style:font-size-asian="12pt" style:font-size-complex="12pt"/>
    </style:style>
    <style:style style:name="P24" style:family="paragraph">
      <loext:graphic-properties draw:fill="none"/>
      <style:paragraph-properties fo:text-align="center" style:writing-mode="lr-tb"/>
      <style:text-properties fo:color="#6b91c1" fo:font-size="12pt" style:font-size-asian="12pt" style:font-size-complex="12pt"/>
    </style:style>
    <style:style style:name="P25" style:family="paragraph">
      <loext:graphic-properties draw:fill-color="#6b91c1" draw:opacity="100%" draw:opacity-name="Transparency_20_36"/>
      <style:paragraph-properties fo:text-align="center"/>
    </style:style>
    <style:style style:name="P26" style:family="paragraph">
      <style:paragraph-properties fo:text-align="center" style:writing-mode="lr-tb"/>
      <style:text-properties fo:color="#6b91c1" fo:font-size="12pt" fo:background-color="transparent" style:font-size-asian="14pt" style:font-size-complex="14pt"/>
    </style:style>
    <style:style style:name="P27" style:family="paragraph">
      <loext:graphic-properties draw:fill="none" draw:opacity="24%"/>
      <style:paragraph-properties fo:text-align="center" style:writing-mode="lr-tb"/>
      <style:text-properties fo:color="#6b91c1" fo:font-size="12pt" fo:background-color="transparent" style:font-size-asian="14pt" style:font-size-complex="14pt"/>
    </style:style>
    <style:style style:name="P28" style:family="paragraph">
      <loext:graphic-properties draw:opacity="15%"/>
      <style:paragraph-properties fo:text-align="center"/>
    </style:style>
    <style:style style:name="P29" style:family="paragraph">
      <loext:graphic-properties draw:opacity="0%"/>
      <style:paragraph-properties fo:text-align="center"/>
    </style:style>
    <style:style style:name="P30" style:family="paragraph">
      <loext:graphic-properties draw:fill="solid" draw:opacity="0%"/>
      <style:paragraph-properties fo:text-align="center"/>
    </style:style>
    <style:style style:name="P31" style:family="paragraph">
      <style:paragraph-properties fo:text-align="center" style:writing-mode="lr-tb"/>
      <style:text-properties fo:color="#acb20c" fo:font-size="12pt" style:font-size-asian="12pt" style:font-size-complex="12pt"/>
    </style:style>
    <style:style style:name="P32" style:family="paragraph">
      <loext:graphic-properties draw:fill="none"/>
      <style:paragraph-properties fo:text-align="center" style:writing-mode="lr-tb"/>
      <style:text-properties fo:color="#acb20c" fo:font-size="12pt" style:font-size-asian="12pt" style:font-size-complex="12pt"/>
    </style:style>
    <style:style style:name="P33" style:family="paragraph">
      <loext:graphic-properties draw:fill="gradient" draw:fill-color="#6b91c1" draw:fill-gradient-name="Gradient_20_1" draw:opacity="100%" draw:opacity-name="Transparency_20_41"/>
      <style:paragraph-properties fo:text-align="center"/>
    </style:style>
    <style:style style:name="P34" style:family="paragraph">
      <style:paragraph-properties fo:text-align="center" style:writing-mode="lr-tb"/>
      <style:text-properties fo:color="#acb20c" fo:font-size="12pt" fo:background-color="transparent" style:font-size-asian="14pt" style:font-size-complex="14pt"/>
    </style:style>
    <style:style style:name="P35" style:family="paragraph">
      <loext:graphic-properties draw:fill="none" draw:opacity="24%"/>
      <style:paragraph-properties fo:text-align="center" style:writing-mode="lr-tb"/>
      <style:text-properties fo:color="#acb20c" fo:font-size="12pt" fo:background-color="transparent" style:font-size-asian="14pt" style:font-size-complex="14pt"/>
    </style:style>
    <style:style style:name="P36" style:family="paragraph">
      <loext:graphic-properties draw:fill-color="#ffff00" draw:opacity="100%" draw:opacity-name="Transparency_20_37"/>
      <style:paragraph-properties fo:text-align="center"/>
    </style:style>
    <style:style style:name="P37" style:family="paragraph">
      <loext:graphic-properties draw:fill-color="#ffff00" draw:opacity="11%"/>
      <style:paragraph-properties fo:text-align="center"/>
    </style:style>
    <style:style style:name="P38" style:family="paragraph">
      <loext:graphic-properties draw:fill="solid" draw:fill-color="#ffff00" draw:opacity="11%"/>
      <style:paragraph-properties fo:text-align="center"/>
    </style:style>
    <style:style style:name="P39" style:family="paragraph">
      <loext:graphic-properties draw:fill="none" draw:fill-color="#ffff00" draw:opacity="100%" draw:opacity-name="Transparency_20_36"/>
      <style:paragraph-properties fo:text-align="center"/>
    </style:style>
    <style:style style:name="P40" style:family="paragraph">
      <loext:graphic-properties draw:fill="none" draw:fill-color="#ffffff"/>
      <style:paragraph-properties style:writing-mode="lr-tb"/>
      <style:text-properties fo:background-color="#acb20c"/>
    </style:style>
    <style:style style:name="P41" style:family="paragraph">
      <loext:graphic-properties draw:fill-color="#cccccc" draw:opacity="28%"/>
      <style:paragraph-properties fo:text-align="center"/>
    </style:style>
    <style:style style:name="P42" style:family="paragraph">
      <loext:graphic-properties draw:fill="none" draw:fill-color="#ffffff"/>
      <style:paragraph-properties style:writing-mode="lr-tb"/>
    </style:style>
    <style:style style:name="T1" style:family="text">
      <style:text-properties fo:color="#ef9a13" fo:font-size="28pt" fo:letter-spacing="0.112cm" style:text-underline-style="none" fo:font-weight="bold" fo:background-color="transparent" style:font-size-asian="28pt" style:font-size-complex="28pt"/>
    </style:style>
    <style:style style:name="T2" style:family="text">
      <style:text-properties fo:color="#ef9a13" fo:font-size="26pt" fo:letter-spacing="0.112cm" style:text-underline-style="none" fo:font-weight="bold" fo:background-color="transparent" style:font-size-asian="26pt" style:font-size-complex="26pt"/>
    </style:style>
    <style:style style:name="T3" style:family="text">
      <style:text-properties fo:color="#ef9a13" fo:font-size="24pt" fo:letter-spacing="0.112cm" style:text-underline-style="none" fo:font-weight="bold" fo:background-color="transparent" style:font-size-asian="24pt" style:font-size-complex="24pt"/>
    </style:style>
    <style:style style:name="T4" style:family="text">
      <style:text-properties fo:color="#c8c8c8" fo:font-size="26pt" fo:letter-spacing="0.112cm" fo:font-weight="bold" style:font-size-asian="28pt" style:font-size-complex="28pt"/>
    </style:style>
    <style:style style:name="T5" style:family="text">
      <style:text-properties fo:color="#c8c8c8" fo:font-size="24pt" fo:letter-spacing="0.112cm" fo:font-weight="bold" style:font-size-asian="26pt" style:font-size-complex="26pt"/>
    </style:style>
    <style:style style:name="T6" style:family="text">
      <style:text-properties fo:color="#c8c8c8" fo:font-size="22pt" fo:letter-spacing="0.112cm" fo:font-weight="bold" style:font-size-asian="24pt" style:font-size-complex="24pt"/>
    </style:style>
    <style:style style:name="T7" style:family="text">
      <style:text-properties fo:color="#c8c8c8" fo:font-size="20pt" fo:letter-spacing="0.112cm" fo:font-weight="bold" style:font-size-asian="22pt" style:font-size-complex="22pt"/>
    </style:style>
    <style:style style:name="T8" style:family="text">
      <style:text-properties fo:color="#c8c8c8" fo:font-size="18pt" fo:letter-spacing="0.112cm" fo:font-weight="bold" style:font-size-asian="20pt" style:font-size-complex="20pt"/>
    </style:style>
    <style:style style:name="T9" style:family="text">
      <style:text-properties fo:color="#6b91c1" fo:font-size="22pt" fo:letter-spacing="0.056cm" fo:font-weight="bold" style:font-size-asian="22pt" style:font-size-complex="22pt"/>
    </style:style>
    <style:style style:name="T10" style:family="text">
      <style:text-properties fo:color="#6b91c1" fo:font-size="20pt" fo:letter-spacing="0.056cm" fo:font-weight="bold" style:font-size-asian="20pt" style:font-size-complex="20pt"/>
    </style:style>
    <style:style style:name="T11" style:family="text">
      <style:text-properties fo:color="#6b91c1" fo:font-size="18pt" fo:letter-spacing="0.056cm" fo:font-weight="bold" style:font-size-asian="18pt" style:font-size-complex="18pt"/>
    </style:style>
    <style:style style:name="T12" style:family="text">
      <style:text-properties fo:color="#6b91c1" fo:font-size="16pt" fo:letter-spacing="0.056cm" fo:font-weight="bold" style:font-size-asian="16pt" style:font-size-complex="16pt"/>
    </style:style>
    <style:style style:name="T13" style:family="text">
      <style:text-properties fo:color="#c7cdc9" fo:font-size="18pt" fo:letter-spacing="0.056cm" fo:font-weight="bold" style:font-size-asian="18pt" style:font-size-complex="18pt"/>
    </style:style>
    <style:style style:name="T14" style:family="text">
      <style:text-properties fo:color="#c7cdc9" fo:font-size="16pt" fo:letter-spacing="0.056cm" fo:font-weight="bold" style:font-size-asian="16pt" style:font-size-complex="16pt"/>
    </style:style>
    <style:style style:name="T15" style:family="text">
      <style:text-properties fo:color="#ef9a13" fo:font-size="11pt" fo:letter-spacing="0.056cm" fo:font-weight="bold" style:font-size-asian="11pt" style:font-size-complex="11pt"/>
    </style:style>
    <style:style style:name="T16" style:family="text">
      <style:text-properties fo:color="#c76496" fo:font-size="17pt" fo:letter-spacing="0.056cm" fo:font-weight="bold" style:font-size-asian="17pt" style:font-size-complex="17pt"/>
    </style:style>
    <style:style style:name="T17" style:family="text">
      <style:text-properties fo:color="#c76496" fo:font-size="16pt" fo:letter-spacing="0.056cm" fo:font-weight="bold" style:font-size-asian="16pt" style:font-size-complex="16pt"/>
    </style:style>
    <style:style style:name="T18" style:family="text">
      <style:text-properties fo:color="#c76496" fo:font-size="15pt" fo:letter-spacing="0.056cm" fo:font-weight="bold" style:font-size-asian="15pt" style:font-size-complex="15pt"/>
    </style:style>
    <style:style style:name="T19" style:family="text">
      <style:text-properties fo:color="#ef9a13" fo:font-size="20pt" fo:letter-spacing="0.112cm" style:text-underline-style="none" fo:font-weight="bold" fo:background-color="transparent" style:font-size-asian="20pt" style:font-size-complex="20pt"/>
    </style:style>
    <style:style style:name="T20" style:family="text">
      <style:text-properties fo:color="#ef9a13" fo:font-size="18pt" fo:letter-spacing="0.112cm" style:text-underline-style="none" fo:font-weight="bold" fo:background-color="transparent" style:font-size-asian="18pt" style:font-size-complex="18pt"/>
    </style:style>
    <style:style style:name="T21" style:family="text">
      <style:text-properties fo:color="#ef9a13" fo:font-size="16pt" fo:letter-spacing="0.112cm" style:text-underline-style="none" fo:font-weight="bold" fo:background-color="transparent" style:font-size-asian="16pt" style:font-size-complex="16pt"/>
    </style:style>
    <style:style style:name="T22" style:family="text">
      <style:text-properties fo:color="#c8c8c8" fo:font-size="20pt" fo:letter-spacing="0.112cm" fo:font-weight="bold" style:font-size-asian="20pt" style:font-size-complex="20pt"/>
    </style:style>
    <style:style style:name="T23" style:family="text">
      <style:text-properties fo:color="#c8c8c8" fo:font-size="16pt" fo:letter-spacing="0.112cm" fo:font-weight="bold" style:font-size-asian="16pt" style:font-size-complex="16pt"/>
    </style:style>
    <style:style style:name="T24" style:family="text">
      <style:text-properties fo:color="#6b91c1" fo:font-size="22pt" fo:font-weight="bold" style:font-size-asian="22pt" style:font-size-complex="22pt"/>
    </style:style>
    <style:style style:name="T25" style:family="text">
      <style:text-properties fo:color="#6b91c1" fo:font-size="24pt" fo:font-weight="normal" style:font-size-asian="24pt" style:font-weight-asian="normal" style:font-size-complex="24pt" style:font-weight-complex="normal"/>
    </style:style>
    <style:style style:name="T26" style:family="text">
      <style:text-properties fo:color="#6b91c1" fo:font-size="18pt" fo:font-weight="bold" style:font-size-asian="18pt" style:font-size-complex="18pt"/>
    </style:style>
    <style:style style:name="T27" style:family="text">
      <style:text-properties fo:color="#6b91c1" fo:font-size="16pt" fo:font-weight="bold" style:font-size-asian="16pt" style:font-size-complex="16pt"/>
    </style:style>
    <style:style style:name="T28" style:family="text">
      <style:text-properties fo:color="#6b91c1" fo:font-size="15pt" fo:font-weight="bold" style:font-size-asian="15pt" style:font-size-complex="15pt"/>
    </style:style>
    <style:style style:name="T29" style:family="text">
      <style:text-properties fo:color="#c76496" fo:font-size="20pt" fo:letter-spacing="0.056cm" fo:font-weight="bold" style:font-size-asian="20pt" style:font-size-complex="20pt"/>
    </style:style>
    <style:style style:name="T30" style:family="text">
      <style:text-properties fo:color="#c76496" fo:font-size="18pt" fo:letter-spacing="0.056cm" fo:font-weight="bold" style:font-size-asian="18pt" style:font-size-complex="18pt"/>
    </style:style>
    <style:style style:name="T31" style:family="text">
      <style:text-properties fo:color="#ffffff" fo:font-size="14pt" style:font-size-asian="14pt" style:font-size-complex="14pt"/>
    </style:style>
    <style:style style:name="T32" style:family="text">
      <style:text-properties fo:color="#dedce6" fo:font-size="20pt" fo:letter-spacing="0.056cm" fo:font-weight="bold" style:font-size-asian="20pt" style:font-size-complex="20pt"/>
    </style:style>
    <style:style style:name="T33" style:family="text">
      <style:text-properties fo:color="#6b91c1" fo:font-size="12pt" style:font-size-asian="12pt" style:font-size-complex="12pt"/>
    </style:style>
    <style:style style:name="T34" style:family="text">
      <style:text-properties fo:color="#6b91c1" fo:font-size="12pt" fo:background-color="transparent" style:font-size-asian="14pt" style:font-size-complex="14pt"/>
    </style:style>
    <style:style style:name="T35" style:family="text">
      <style:text-properties fo:color="#acb20c" fo:font-size="12pt" style:font-size-asian="12pt" style:font-size-complex="12pt"/>
    </style:style>
    <style:style style:name="T36" style:family="text">
      <style:text-properties fo:color="#acb20c" fo:font-size="12pt" fo:background-color="transparent" style:font-size-asian="14pt" style:font-size-complex="14pt"/>
    </style:style>
    <style:style style:name="T37" style:family="text">
      <style:text-properties fo:background-color="#acb20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3" draw:layer="layout" svg:width="8.525cm" svg:height="1.486cm" svg:x="0.915cm" svg:y="10.901cm">
          <draw:text-box>
            <text:p><text:span text:style-name="T1">m</text:span><text:span text:style-name="T2">ed</text:span><text:span text:style-name="T3">itation</text:span></text:p>
          </draw:text-box>
        </draw:frame>
        <draw:frame draw:style-name="gr4" draw:text-style-name="P4" draw:layer="layout" svg:width="7.172cm" svg:height="1.276cm" svg:x="2.523cm" svg:y="12.928cm">
          <draw:text-box>
            <text:p><text:span text:style-name="T4">a</text:span><text:span text:style-name="T5">n</text:span><text:span text:style-name="T6">dr</text:span><text:span text:style-name="T7">o</text:span><text:span text:style-name="T8">id</text:span></text:p>
          </draw:text-box>
        </draw:frame>
        <draw:frame draw:style-name="gr5" draw:text-style-name="P6" draw:layer="layout" svg:width="5.91cm" svg:height="1.276cm" svg:x="3.992cm" svg:y="14.92cm">
          <draw:text-box>
            <text:p text:style-name="P5"><text:span text:style-name="T9">Tra</text:span><text:span text:style-name="T10">nsfo</text:span><text:span text:style-name="T11">r</text:span><text:span text:style-name="T12">mer</text:span></text:p>
          </draw:text-box>
        </draw:frame>
        <draw:frame draw:style-name="gr6" draw:text-style-name="P7" draw:layer="layout" svg:width="3.317cm" svg:height="0.962cm" svg:x="6.124cm" svg:y="16.79cm">
          <draw:text-box>
            <text:p><text:span text:style-name="T13">Ko</text:span><text:span text:style-name="T14">tlin</text:span></text:p>
          </draw:text-box>
        </draw:frame>
        <draw:frame draw:style-name="gr7" draw:text-style-name="P8" draw:layer="layout" svg:width="2.285cm" svg:height="0.839cm" svg:x="7.785cm" svg:y="20.017cm">
          <draw:text-box>
            <text:p><text:span text:style-name="T15">sleep</text:span></text:p>
          </draw:text-box>
        </draw:frame>
        <draw:frame draw:style-name="gr8" draw:text-style-name="P9" draw:layer="layout" svg:width="2.055cm" svg:height="0.924cm" svg:x="7.339cm" svg:y="18.553cm">
          <draw:text-box>
            <text:p><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0"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1" draw:layer="layout" svg:width="3.465cm" svg:height="1.276cm" svg:x="17.61cm" svg:y="3.45cm">
            <draw:text-box>
              <text:p><text:span text:style-name="T22">co</text:span><text:span text:style-name="T23">ding</text:span></text:p>
            </draw:text-box>
          </draw:frame>
          <draw:frame draw:style-name="gr10" draw:text-style-name="P6" draw:layer="layout" svg:width="4.126cm" svg:height="1.276cm" svg:x="11.83cm" svg:y="2.988cm">
            <draw:text-box>
              <text:p text:style-name="P5"><text:span text:style-name="T24">T</text:span><text:span text:style-name="T25">h</text:span><text:span text:style-name="T26">e</text:span><text:span text:style-name="T27">o</text:span><text:span text:style-name="T28">ry</text:span></text:p>
            </draw:text-box>
          </draw:frame>
          <draw:frame draw:style-name="gr11" draw:text-style-name="P12"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3"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14" draw:layer="layout" svg:width="1.949cm" svg:height="1.66cm" svg:x="2.34cm" svg:y="7.105cm" svg:viewBox="0 0 1950 1661" svg:d="M1530 1661c-599-222-1267-625-1530-951 254-226 558-417 851-710 209 283 679 562 1099 739-254 594-251 583-420 922z">
            <text:p/>
          </draw:path>
          <draw:polygon draw:style-name="gr14" draw:text-style-name="P15" draw:layer="layout" svg:width="3.169cm" svg:height="2.866cm" svg:x="3.41cm" svg:y="3.485cm" svg:viewBox="0 0 3170 2867" draw:points="2933,819 3170,1638 2992,2224 2696,2633 2162,2867 1687,2867 1450,2750 1509,2341 2102,2516 2354,2458 2518,2341 2696,1697 2458,995 1806,702 1331,761 1094,936 872,1199 0,519 560,0 1746,0 2458,293">
            <text:p/>
          </draw:polygon>
          <draw:polygon draw:style-name="gr15" draw:text-style-name="P16" draw:layer="layout" svg:width="1.76cm" svg:height="3.864cm" svg:x="1.366cm" svg:y="3.177cm" svg:viewBox="0 0 1761 3865" draw:points="380,3865 0,2469 41,1612 317,766 805,0 1761,682 1524,941 1212,1423 1100,1871 1229,2714 1483,3393">
            <text:p/>
          </draw:polygon>
          <draw:polygon draw:style-name="gr13" draw:text-style-name="P14" draw:layer="layout" svg:width="1.604cm" svg:height="1.483cm" svg:x="2.191cm" svg:y="2.375cm" svg:viewBox="0 0 1605 1484" draw:points="935,1484 0,836 210,558 442,345 947,0 1605,841 1390,918">
            <text:p/>
          </draw:polygon>
          <draw:polygon draw:style-name="gr16" draw:text-style-name="P17" draw:layer="layout" svg:width="3.477cm" svg:height="1.611cm" svg:x="3.613cm" svg:y="1.905cm" svg:viewBox="0 0 3478 1612" draw:points="424,1187 0,254 933,0 2001,85 3185,554 3478,848 2799,1612 1694,1138">
            <text:p/>
          </draw:polygon>
          <draw:polygon draw:style-name="gr17" draw:text-style-name="P18" draw:layer="layout" svg:width="1.526cm" svg:height="2.181cm" svg:x="2.765cm" svg:y="4.45cm" svg:viewBox="0 0 1527 2182" draw:points="88,1508 0,1103 85,848 85,509 362,0 1357,509 1272,679 1272,1018 1357,1442 1527,1781 446,2182">
            <text:p/>
          </draw:polygon>
          <draw:polygon draw:style-name="gr15" draw:text-style-name="P16" draw:layer="layout" svg:width="1.449cm" svg:height="2.18cm" draw:transform="skewX (-0.000523598775598288) rotate (-3.05938764582086) translate (8.3329507598275cm 5.29784296484683cm)" svg:viewBox="0 0 1450 2181" draw:points="640,2181 485,1998 189,1462 105,1051 13,512 0,0 1153,95 1147,916 1386,1391 1450,1651">
            <text:p/>
          </draw:polygon>
          <draw:polygon draw:style-name="gr15" draw:text-style-name="P16" draw:layer="layout" svg:width="1.506cm" svg:height="2.271cm" draw:transform="rotate (2.33123628188883) translate (7.02129723097796cm 7.78255963200544cm)" svg:viewBox="0 0 1507 2272" draw:points="255,1860 126,1503 0,920 99,424 269,0 1298,394 1215,628 1313,994 1507,1529 565,2272">
            <text:p/>
          </draw:polygon>
          <draw:polygon draw:style-name="gr13" draw:text-style-name="P14" draw:layer="layout" svg:width="2.127cm" svg:height="1.936cm" draw:transform="skewX (0.000872664625997128) rotate (0.562345084992573) translate (4.11473924629301cm 7.0023528778418cm)" svg:viewBox="0 0 2128 1937" draw:points="1917,1937 1106,1545 391,1000 0,491 811,0 1250,577 1677,690 1971,772 2128,824 2040,1441">
            <text:p/>
          </draw:polygon>
        </draw:g>
        <draw:g>
          <draw:polygon draw:style-name="gr12" draw:text-style-name="P13"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14" draw:layer="layout" svg:width="2.768cm" svg:height="2.805cm" svg:x="12.526cm" svg:y="17.927cm" svg:viewBox="0 0 2769 2806" svg:d="M2172 2806c-850-375-1798-1056-2172-1606 361-382 793-705 1209-1200 296 478 963 949 1560 1248-361 1003-356 985-597 1558z">
            <text:p/>
          </draw:path>
          <draw:polygon draw:style-name="gr14" draw:text-style-name="P15" draw:layer="layout" svg:width="4.501cm" svg:height="4.842cm" svg:x="14.045cm" svg:y="11.812cm" svg:viewBox="0 0 4502 4843" draw:points="4165,1384 4502,2767 4249,3756 3828,4447 3070,4843 2396,4843 2058,4645 2143,3953 2985,4250 3343,4151 3576,3953 3828,2866 3491,1680 2564,1186 1890,1285 1553,1581 1239,2024 0,877 795,0 2480,0 3491,494">
            <text:p/>
          </draw:polygon>
          <draw:polygon draw:style-name="gr15" draw:text-style-name="P16" draw:layer="layout" svg:width="2.499cm" svg:height="6.527cm" svg:x="11.143cm" svg:y="11.293cm" svg:viewBox="0 0 2500 6528" draw:points="540,6528 0,4171 59,2722 451,1294 1143,0 2500,1151 2164,1589 1721,2404 1562,3160 1745,4584 2107,5730">
            <text:p/>
          </draw:polygon>
          <draw:polygon draw:style-name="gr13" draw:text-style-name="P14" draw:layer="layout" svg:width="2.278cm" svg:height="2.505cm" svg:x="12.315cm" svg:y="9.938cm" svg:viewBox="0 0 2279 2506" draw:points="1328,2506 0,1411 298,943 627,582 1345,0 2279,1420 1973,1550">
            <text:p/>
          </draw:polygon>
          <draw:polygon draw:style-name="gr16" draw:text-style-name="P17" draw:layer="layout" svg:width="4.938cm" svg:height="2.721cm" svg:x="14.334cm" svg:y="9.144cm" svg:viewBox="0 0 4939 2722" draw:points="602,2006 0,430 1325,0 2841,144 4524,936 4939,1433 3975,2722 2406,1922">
            <text:p/>
          </draw:polygon>
          <draw:polygon draw:style-name="gr17" draw:text-style-name="P18" draw:layer="layout" svg:width="2.167cm" svg:height="3.685cm" svg:x="13.129cm" svg:y="13.442cm" svg:viewBox="0 0 2168 3686" draw:points="125,2548 0,1862 120,1433 120,860 514,0 1927,860 1807,1146 1807,1719 1927,2435 2168,3008 634,3686">
            <text:p/>
          </draw:polygon>
          <draw:polygon draw:style-name="gr15" draw:text-style-name="P16" draw:layer="layout" svg:width="2.061cm" svg:height="3.677cm" draw:transform="skewX (0.0282743338823081) rotate (-3.04367968255291) translate (21.0365870607955cm 14.874274320808cm)" svg:viewBox="0 0 2062 3678" draw:points="910,3678 690,3369 269,2467 150,1773 18,863 0,0 1640,161 1632,1544 1972,2346 2062,2786">
            <text:p/>
          </draw:polygon>
          <draw:polygon draw:style-name="gr15" draw:text-style-name="P16" draw:layer="layout" svg:width="2.359cm" svg:height="3.478cm" draw:transform="skewX (-0.172613063022239) rotate (2.2457151485411) translate (19.1744885070697cm 19.071361213589cm)" svg:viewBox="0 0 2360 3479" draw:points="399,2847 197,2301 0,1408 156,649 422,0 2035,604 1903,962 2058,1522 2360,2341 884,3479">
            <text:p/>
          </draw:polygon>
          <draw:polygon draw:style-name="gr13" draw:text-style-name="P14" draw:layer="layout" svg:width="3.193cm" svg:height="3.094cm" draw:transform="skewX (0.156556033903891) rotate (0.64315382935991) translate (15.0461639830404cm 17.7530821433375cm)" svg:viewBox="0 0 3194 3095" draw:points="2877,3095 1661,2467 588,1597 0,785 1217,0 1876,922 2517,1103 2960,1233 3194,1317 3063,2302">
            <text:p/>
          </draw:polygon>
        </draw:g>
        <draw:frame draw:style-name="gr18" draw:text-style-name="P19" draw:layer="layout" svg:width="3.182cm" svg:height="0.806cm" svg:x="15.24cm" svg:y="9.906cm">
          <draw:text-box>
            <text:p><text:span text:style-name="T31">Transformer</text:span></text:p>
          </draw:text-box>
        </draw:frame>
        <draw:frame draw:style-name="gr19" draw:text-style-name="P19" draw:layer="layout" svg:width="2.788cm" svg:height="0.806cm" svg:x="11.43cm" svg:y="10.487cm">
          <draw:text-box>
            <text:p><text:span text:style-name="T31">meditation</text:span></text:p>
          </draw:text-box>
        </draw:frame>
        <draw:frame draw:style-name="gr20" draw:text-style-name="P19" draw:layer="layout" svg:width="2.073cm" svg:height="0.806cm" svg:x="19.002cm" svg:y="12.91cm">
          <draw:text-box>
            <text:p><text:span text:style-name="T31">Docker</text:span></text:p>
          </draw:text-box>
        </draw:frame>
        <draw:frame draw:style-name="gr21" draw:text-style-name="P19" draw:layer="layout" svg:width="1.742cm" svg:height="0.806cm" svg:x="18.803cm" svg:y="16.91cm">
          <draw:text-box>
            <text:p><text:span text:style-name="T31">Kotlin</text:span></text:p>
          </draw:text-box>
        </draw:frame>
        <draw:frame draw:style-name="gr22" draw:text-style-name="P19" draw:layer="layout" svg:width="2.018cm" svg:height="1.361cm" svg:x="16.203cm" svg:y="17.51cm">
          <draw:text-box>
            <text:p><text:span text:style-name="T31">10 000</text:span></text:p>
            <text:p><text:span text:style-name="T31">steps</text:span></text:p>
          </draw:text-box>
        </draw:frame>
        <draw:frame draw:style-name="gr23" draw:text-style-name="P19" draw:layer="layout" svg:width="2.288cm" svg:height="1.361cm" svg:x="12.968cm" svg:y="18.742cm">
          <draw:text-box>
            <text:p><text:span text:style-name="T31">morning</text:span></text:p>
            <text:p><text:span text:style-name="T31"><text:s text:c="3"/></text:span><text:span text:style-name="T31">sun</text:span></text:p>
          </draw:text-box>
        </draw:frame>
        <draw:frame draw:style-name="gr24" draw:text-style-name="P19" draw:layer="layout" svg:width="1.687cm" svg:height="0.806cm" svg:x="15.276cm" svg:y="12.148cm">
          <draw:text-box>
            <text:p><text:span text:style-name="T31">sleep</text:span></text:p>
          </draw:text-box>
        </draw:frame>
        <draw:frame draw:style-name="gr25" draw:text-style-name="P19" draw:layer="layout" svg:width="1.552cm" svg:height="0.806cm" svg:x="13.244cm" svg:y="14.942cm">
          <draw:text-box>
            <text:p><text:span text:style-name="T31">bass</text:span></text:p>
          </draw:text-box>
        </draw:frame>
        <draw:frame draw:style-name="gr26" draw:text-style-name="P19" draw:layer="layout" svg:width="2.153cm" svg:height="0.806cm" svg:x="11.132cm" svg:y="14.434cm">
          <draw:text-box>
            <text:p><text:span text:style-name="T31">android</text:span></text:p>
          </draw:text-box>
        </draw:frame>
        <presentation:notes draw:style-name="dp2">
          <draw:page-thumbnail draw:style-name="gr27" draw:layer="layout" svg:width="19.798cm" svg:height="11.136cm" svg:x="0.6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3" draw:layer="layout" svg:width="8.525cm" svg:height="1.486cm" svg:x="0.915cm" svg:y="11.401cm">
          <draw:text-box>
            <text:p><text:span text:style-name="T1">m</text:span><text:span text:style-name="T2">ed</text:span><text:span text:style-name="T3">itation</text:span></text:p>
          </draw:text-box>
        </draw:frame>
        <draw:frame draw:style-name="gr28" draw:text-style-name="P6" draw:layer="layout" svg:width="5.91cm" svg:height="1.276cm" svg:x="3.692cm" svg:y="13.72cm">
          <draw:text-box>
            <text:p text:style-name="P5"><text:span text:style-name="T9">Tra</text:span><text:span text:style-name="T10">nsfo</text:span><text:span text:style-name="T11">r</text:span><text:span text:style-name="T12">mer</text:span></text:p>
          </draw:text-box>
        </draw:frame>
        <draw:frame draw:style-name="gr6" draw:text-style-name="P7" draw:layer="layout" svg:width="3.317cm" svg:height="0.962cm" svg:x="5.824cm" svg:y="15.59cm">
          <draw:text-box>
            <text:p><text:span text:style-name="T13">Ko</text:span><text:span text:style-name="T14">tlin</text:span></text:p>
          </draw:text-box>
        </draw:frame>
        <draw:frame draw:style-name="gr7" draw:text-style-name="P8" draw:layer="layout" svg:width="2.285cm" svg:height="0.839cm" svg:x="7.485cm" svg:y="18.817cm">
          <draw:text-box>
            <text:p><text:span text:style-name="T15">sleep</text:span></text:p>
          </draw:text-box>
        </draw:frame>
        <draw:frame draw:style-name="gr8" draw:text-style-name="P9" draw:layer="layout" svg:width="2.055cm" svg:height="0.924cm" svg:x="7.039cm" svg:y="17.353cm">
          <draw:text-box>
            <text:p><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0"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1" draw:layer="layout" svg:width="3.465cm" svg:height="1.276cm" svg:x="17.61cm" svg:y="3.45cm">
            <draw:text-box>
              <text:p><text:span text:style-name="T22">co</text:span><text:span text:style-name="T23">ding</text:span></text:p>
            </draw:text-box>
          </draw:frame>
          <draw:frame draw:style-name="gr29" draw:text-style-name="P6" draw:layer="layout" svg:width="4.126cm" svg:height="1.276cm" svg:x="11.83cm" svg:y="2.988cm">
            <draw:text-box>
              <text:p text:style-name="P5"><text:span text:style-name="T24">T</text:span><text:span text:style-name="T25">h</text:span><text:span text:style-name="T26">e</text:span><text:span text:style-name="T27">o</text:span><text:span text:style-name="T28">ry</text:span></text:p>
            </draw:text-box>
          </draw:frame>
          <draw:frame draw:style-name="gr11" draw:text-style-name="P12"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3"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14" draw:layer="layout" svg:width="1.949cm" svg:height="1.66cm" svg:x="2.34cm" svg:y="7.105cm" svg:viewBox="0 0 1950 1661" svg:d="M1530 1661c-599-222-1267-625-1530-951 254-226 558-417 851-710 209 283 679 562 1099 739-254 594-251 583-420 922z">
            <text:p/>
          </draw:path>
          <draw:polygon draw:style-name="gr15" draw:text-style-name="P16" draw:layer="layout" svg:width="1.76cm" svg:height="3.864cm" svg:x="1.366cm" svg:y="3.177cm" svg:viewBox="0 0 1761 3865" draw:points="380,3865 0,2469 41,1612 317,766 805,0 1761,682 1524,941 1212,1423 1100,1871 1229,2714 1483,3393">
            <text:p/>
          </draw:polygon>
        </draw:g>
        <draw:g>
          <draw:polygon draw:style-name="gr12" draw:text-style-name="P13"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14" draw:layer="layout" svg:width="2.768cm" svg:height="2.805cm" svg:x="12.526cm" svg:y="17.927cm" svg:viewBox="0 0 2769 2806" svg:d="M2172 2806c-850-375-1798-1056-2172-1606 361-382 793-705 1209-1200 296 478 963 949 1560 1248-361 1003-356 985-597 1558z">
            <text:p/>
          </draw:path>
          <draw:polygon draw:style-name="gr15" draw:text-style-name="P16" draw:layer="layout" svg:width="2.499cm" svg:height="6.527cm" svg:x="11.143cm" svg:y="11.293cm" svg:viewBox="0 0 2500 6528" draw:points="540,6528 0,4171 59,2722 451,1294 1143,0 2500,1151 2164,1589 1721,2404 1562,3160 1745,4584 2107,5730">
            <text:p/>
          </draw:polygon>
        </draw:g>
        <draw:frame draw:style-name="gr23" draw:text-style-name="P19" draw:layer="layout" svg:width="2.288cm" svg:height="1.361cm" svg:x="12.968cm" svg:y="18.742cm">
          <draw:text-box>
            <text:p><text:span text:style-name="T31">mo</text:span><text:span text:style-name="T31">rnin</text:span><text:span text:style-name="T31">g</text:span></text:p>
            <text:p><text:span text:style-name="T31"><text:s text:c="3"/></text:span><text:span text:style-name="T31">sun</text:span></text:p>
          </draw:text-box>
        </draw:frame>
        <draw:frame draw:style-name="gr26" draw:text-style-name="P19" draw:layer="layout" svg:width="2.153cm" svg:height="0.806cm" svg:x="11.132cm" svg:y="14.434cm">
          <draw:text-box>
            <text:p><text:span text:style-name="T31">android</text:span></text:p>
          </draw:text-box>
        </draw:frame>
        <presentation:notes draw:style-name="dp2">
          <draw:page-thumbnail draw:style-name="gr27" draw:layer="layout" svg:width="19.798cm" svg:height="11.136cm" svg:x="0.6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g>
          <draw:frame draw:style-name="gr1" draw:text-style-name="P1" draw:layer="layout" svg:width="9.943cm" svg:height="21.005cm" svg:x="0cm" svg:y="0.001cm">
            <draw:image xlink:href="Pictures/1000020100000438000008E8844E03C3FDA7611C.png" xlink:type="simple" xlink:show="embed" xlink:actuate="onLoad" loext:mime-type="image/png">
              <text:p/>
            </draw:image>
          </draw:frame>
          <draw:custom-shape draw:style-name="gr30" draw:text-style-name="P2" draw:layer="layout" svg:width="9.395cm" svg:height="19.31cm" svg:x="0.254cm" svg:y="1.27cm">
            <text:p/>
            <draw:enhanced-geometry svg:viewBox="0 0 21600 21600" draw:type="rectangle" draw:enhanced-path="M 0 0 L 21600 0 21600 21600 0 21600 0 0 Z N"/>
          </draw:custom-shape>
        </draw:g>
        <draw:frame draw:style-name="gr31" draw:text-style-name="P21" draw:layer="layout" svg:width="8.449cm" svg:height="1.038cm" svg:x="0.691cm" svg:y="5.897cm">
          <draw:text-box>
            <text:p text:style-name="P5"><text:span text:style-name="T32">Transformer</text:span></text:p>
          </draw:text-box>
        </draw:frame>
        <draw:custom-shape draw:style-name="gr32" draw:text-style-name="P22" draw:layer="layout" svg:width="7.658cm" svg:height="0.2cm" svg:x="2.185cm" svg:y="6.965cm">
          <text:p/>
          <draw:enhanced-geometry svg:viewBox="0 0 21600 21600" draw:mirror-horizontal="false" draw:mirror-vertical="false" draw:type="rectangle" draw:enhanced-path="M 0 0 L 21600 0 21600 21600 0 21600 0 0 Z N"/>
        </draw:custom-shape>
        <draw:custom-shape draw:style-name="gr33" draw:text-style-name="P24" draw:layer="layout" svg:width="6.094cm" svg:height="1.779cm" svg:x="4.1cm" svg:y="16.27cm">
          <text:p text:style-name="P23"><text:span text:style-name="T33">Lena Volta’s blog</text:span></text:p>
          <draw:enhanced-geometry svg:viewBox="0 0 21600 21600" draw:type="rectangle" draw:enhanced-path="M 0 0 L 21600 0 21600 21600 0 21600 0 0 Z N"/>
        </draw:custom-shape>
        <draw:custom-shape draw:style-name="gr34" draw:text-style-name="P25" draw:layer="layout" svg:width="9.943cm" svg:height="7.143cm" svg:x="0cm" svg:y="0.001cm">
          <text:p/>
          <draw:enhanced-geometry svg:viewBox="0 0 21600 21600" draw:mirror-horizontal="false" draw:mirror-vertical="false" draw:type="rectangle" draw:enhanced-path="M 0 0 L 21600 0 21600 21600 0 21600 0 0 Z N"/>
        </draw:custom-shape>
        <draw:custom-shape draw:style-name="gr35" draw:text-style-name="P27" draw:layer="layout" svg:width="2.285cm" svg:height="0.948cm" svg:x="6.801cm" svg:y="18.293cm">
          <text:p text:style-name="P26"><text:span text:style-name="T34">Coggle</text:span></text:p>
          <draw:enhanced-geometry svg:viewBox="0 0 21600 21600" draw:type="rectangle" draw:enhanced-path="M 0 0 L 21600 0 21600 21600 0 21600 0 0 Z N"/>
        </draw:custom-shape>
        <draw:polygon draw:style-name="gr36" draw:text-style-name="P28" draw:layer="layout" svg:width="3.87cm" svg:height="3.664cm" svg:x="2.901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37" draw:text-style-name="P29" draw:layer="layout" svg:width="5.84cm" svg:height="4.065cm" svg:x="1.169cm" svg:y="9.846cm">
              <text:p/>
              <draw:enhanced-geometry svg:viewBox="0 0 21600 21600" draw:type="rectangle" draw:enhanced-path="M 0 0 L 21600 0 21600 21600 0 21600 0 0 Z N"/>
            </draw:custom-shape>
            <draw:line draw:style-name="gr38" draw:text-style-name="P30" draw:layer="layout" svg:x1="1.169cm" svg:y1="13.911cm" svg:x2="7.009cm" svg:y2="9.846cm">
              <text:p/>
            </draw:line>
          </draw:g>
          <draw:g>
            <draw:custom-shape draw:style-name="gr39" draw:text-style-name="P29" draw:layer="layout" svg:width="2.031cm" svg:height="4.065cm" svg:x="6.998cm" svg:y="9.846cm">
              <text:p/>
              <draw:enhanced-geometry svg:viewBox="0 0 21600 21600" draw:mirror-horizontal="true" draw:type="rectangle" draw:enhanced-path="M 0 0 L 21600 0 21600 21600 0 21600 0 0 Z N"/>
            </draw:custom-shape>
            <draw:line draw:style-name="gr38" draw:text-style-name="P30" draw:layer="layout" svg:x1="9.04cm" svg:y1="13.911cm" svg:x2="7.009cm" svg:y2="9.846cm">
              <text:p/>
            </draw:line>
          </draw:g>
        </draw:g>
        <draw:g>
          <draw:frame draw:style-name="gr1" draw:text-style-name="P1" draw:layer="layout" svg:width="9.943cm" svg:height="21.005cm" svg:x="11.14cm" svg:y="0.001cm">
            <draw:image xlink:href="Pictures/1000020100000438000008E8844E03C3FDA7611C.png" xlink:type="simple" xlink:show="embed" xlink:actuate="onLoad" loext:mime-type="image/png">
              <text:p/>
            </draw:image>
          </draw:frame>
          <draw:custom-shape draw:style-name="gr30" draw:text-style-name="P2" draw:layer="layout" svg:width="9.395cm" svg:height="19.31cm" svg:x="11.394cm" svg:y="1.27cm">
            <text:p/>
            <draw:enhanced-geometry svg:viewBox="0 0 21600 21600" draw:type="rectangle" draw:enhanced-path="M 0 0 L 21600 0 21600 21600 0 21600 0 0 Z N"/>
          </draw:custom-shape>
        </draw:g>
        <draw:frame draw:style-name="gr40" draw:text-style-name="P21" draw:layer="layout" svg:width="8.449cm" svg:height="1.038cm" svg:x="11.618cm" svg:y="5.897cm">
          <draw:text-box>
            <text:p text:style-name="P5"><text:span text:style-name="T32">Transformer</text:span></text:p>
          </draw:text-box>
        </draw:frame>
        <draw:custom-shape draw:style-name="gr32" draw:text-style-name="P22" draw:layer="layout" svg:width="7.658cm" svg:height="0.2cm" svg:x="13.111cm" svg:y="6.965cm">
          <text:p/>
          <draw:enhanced-geometry svg:viewBox="0 0 21600 21600" draw:mirror-horizontal="false" draw:mirror-vertical="false" draw:type="rectangle" draw:enhanced-path="M 0 0 L 21600 0 21600 21600 0 21600 0 0 Z N"/>
        </draw:custom-shape>
        <draw:custom-shape draw:style-name="gr33" draw:text-style-name="P32" draw:layer="layout" svg:width="6.094cm" svg:height="1.779cm" svg:x="15.027cm" svg:y="16.27cm">
          <text:p text:style-name="P31"><text:span text:style-name="T35">Lena Volta’s blog</text:span></text:p>
          <draw:enhanced-geometry svg:viewBox="0 0 21600 21600" draw:type="rectangle" draw:enhanced-path="M 0 0 L 21600 0 21600 21600 0 21600 0 0 Z N"/>
        </draw:custom-shape>
        <draw:custom-shape draw:style-name="gr41" draw:text-style-name="P33" draw:layer="layout" svg:width="9.943cm" svg:height="7.143cm" svg:x="10.926cm" svg:y="0.001cm">
          <text:p/>
          <draw:enhanced-geometry svg:viewBox="0 0 21600 21600" draw:mirror-horizontal="false" draw:mirror-vertical="false" draw:type="rectangle" draw:enhanced-path="M 0 0 L 21600 0 21600 21600 0 21600 0 0 Z N"/>
        </draw:custom-shape>
        <draw:custom-shape draw:style-name="gr35" draw:text-style-name="P35" draw:layer="layout" svg:width="2.285cm" svg:height="0.948cm" svg:x="17.728cm" svg:y="18.293cm">
          <text:p text:style-name="P34"><text:span text:style-name="T36">Coggle</text:span></text:p>
          <draw:enhanced-geometry svg:viewBox="0 0 21600 21600" draw:type="rectangle" draw:enhanced-path="M 0 0 L 21600 0 21600 21600 0 21600 0 0 Z N"/>
        </draw:custom-shape>
        <draw:polygon draw:style-name="gr42" draw:text-style-name="P36" draw:layer="layout" svg:width="3.87cm" svg:height="3.664cm" svg:x="13.827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43" draw:text-style-name="P37" draw:layer="layout" svg:width="5.84cm" svg:height="4.065cm" svg:x="12.096cm" svg:y="9.846cm">
              <text:p/>
              <draw:enhanced-geometry svg:viewBox="0 0 21600 21600" draw:type="rectangle" draw:enhanced-path="M 0 0 L 21600 0 21600 21600 0 21600 0 0 Z N"/>
            </draw:custom-shape>
            <draw:line draw:style-name="gr44" draw:text-style-name="P38" draw:layer="layout" svg:x1="12.096cm" svg:y1="13.911cm" svg:x2="17.936cm" svg:y2="9.846cm">
              <text:p/>
            </draw:line>
          </draw:g>
          <draw:g>
            <draw:custom-shape draw:style-name="gr45" draw:text-style-name="P37" draw:layer="layout" svg:width="2.031cm" svg:height="4.065cm" svg:x="17.925cm" svg:y="9.846cm">
              <text:p/>
              <draw:enhanced-geometry svg:viewBox="0 0 21600 21600" draw:mirror-horizontal="true" draw:type="rectangle" draw:enhanced-path="M 0 0 L 21600 0 21600 21600 0 21600 0 0 Z N"/>
            </draw:custom-shape>
            <draw:line draw:style-name="gr44" draw:text-style-name="P38" draw:layer="layout" svg:x1="19.967cm" svg:y1="13.911cm" svg:x2="17.936cm" svg:y2="9.846cm">
              <text:p/>
            </draw:line>
          </draw:g>
        </draw:g>
        <draw:custom-shape draw:style-name="gr46" draw:text-style-name="P39" draw:layer="layout" svg:width="9.943cm" svg:height="7.143cm" svg:x="11.026cm" svg:y="0.101cm">
          <text:p/>
          <draw:enhanced-geometry svg:viewBox="0 0 21600 21600" draw:mirror-horizontal="false" draw:mirror-vertical="false" draw:type="rectangle" draw:enhanced-path="M 0 0 L 21600 0 21600 21600 0 21600 0 0 Z N"/>
        </draw:custom-shape>
        <draw:frame draw:style-name="gr47" draw:text-style-name="P40" draw:layer="layout" svg:width="2.441cm" svg:height="0.962cm" svg:x="18.342cm" svg:y="6.003cm">
          <draw:text-box>
            <text:p><text:span text:style-name="T37"><text:s/></text:span><text:span text:style-name="T37">00:17 </text:span></text:p>
          </draw:text-box>
        </draw:frame>
        <presentation:notes draw:style-name="dp2">
          <draw:page-thumbnail draw:style-name="gr27" draw:layer="layout" svg:width="19.798cm" svg:height="11.136cm" svg:x="0.6cm" svg:y="2.257cm" draw:page-number="3" presentation:class="page"/>
          <draw:frame presentation:style-name="pr1" draw:text-style-name="P2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g>
          <draw:polygon draw:style-name="gr48" draw:text-style-name="P41" draw:layer="layout" svg:width="15.641cm" svg:height="15.671cm" svg:x="0.99cm" svg:y="0.508cm" svg:viewBox="0 0 15642 15672" draw:points="14316,11504 14235,11613 14140,11715 13916,11905 13647,12076 13343,12232 13009,12373 11930,12812 9809,12943 8087,12812 5629,11927 5422,11767 5176,11563 4654,11106 3985,10360 3838,10109 3675,9803 3507,9450 3339,9055 3210,8246 3293,7482 3362,6704 3864,5748 4148,5360 4764,4442 5832,3530 6893,3530 8484,3530 10075,4184 11135,5361 11666,7191 11267,8498 10605,9413 9412,9936 8351,9936 7821,9675 7954,8759 8351,8890 9279,9152 9842,9021 10208,8759 10605,7321 10075,5752 8616,5099 7556,5229 7026,5622 6495,6275 5965,7321 6230,8890 7159,10198 9147,10982 11798,10198 12991,7975 12858,5752 11666,3791 8822,2542 6070,2679 4965,3101 4497,3718 4282,3989 3421,4944 3171,5313 2724,6022 2481,6915 2499,7253 2530,7604 2607,8217 2719,8809 2901,9323 3089,9815 3258,10217 3377,10426 3681,10928 3967,11393 4065,11553 4376,11978 4573,12159 4803,12348 5054,12530 6098,13053 6628,13270 7159,13487 7689,13728 7432,15672 6913,15622 6401,15538 5895,15422 5399,15274 4912,15093 4438,14881 3977,14639 3533,14366 3110,14066 2709,13741 2330,13391 1975,13017 1645,12622 1341,12205 1066,11767 820,11312 604,10845 422,10365 271,9875 153,9377 69,8870 17,8360 0,7845 17,7329 69,6819 153,6313 271,5814 422,5324 604,4845 820,4377 1066,3923 1341,3484 1645,3067 1975,2672 2330,2298 2708,1948 3110,1623 3533,1324 3977,1050 4438,808 4912,596 5399,416 5895,267 6401,151 6913,67 7432,17 7954,0 8475,22 8994,87 9506,191 10013,330 10508,501 10995,702 11469,928 11930,1177 12369,1455 12777,1770 13158,2117 13514,2491 13846,2890 14154,3307 14444,3740 14714,4184 14839,4422 14955,4684 15153,5259 15315,5866 15440,6461 15595,7441 15642,7844 15323,9465 15199,9956 15139,10148 15080,10312 15015,10456 14946,10588 14785,10841">
            <text:p/>
          </draw:polygon>
          <draw:path draw:style-name="gr13" draw:text-style-name="P14" draw:layer="layout" svg:width="4.355cm" svg:height="3.711cm" svg:x="3.183cm" svg:y="12.126cm" svg:viewBox="0 0 4356 3712" svg:d="M3418 3712c-1338-496-2830-1397-3418-2124 568-506 1247-933 1902-1588 465 632 1516 1256 2454 1651-568 1327-560 1303-938 2061z">
            <text:p/>
          </draw:path>
          <draw:polygon draw:style-name="gr14" draw:text-style-name="P15" draw:layer="layout" svg:width="7.082cm" svg:height="6.405cm" svg:x="5.572cm" svg:y="4.038cm" svg:viewBox="0 0 7083 6406" draw:points="6553,1831 7083,3660 6685,4968 6022,5883 4829,6406 3768,6406 3239,6145 3372,5229 4697,5622 5260,5491 5625,5229 6022,3791 5493,2223 4034,1569 2974,1700 2443,2092 1949,2678 0,1159 1250,0 3901,0 5493,654">
            <text:p/>
          </draw:polygon>
          <draw:polygon draw:style-name="gr15" draw:text-style-name="P16" draw:layer="layout" svg:width="3.932cm" svg:height="8.634cm" svg:x="1.007cm" svg:y="3.351cm" svg:viewBox="0 0 3933 8635" draw:points="850,8635 0,5517 93,3601 709,1711 1798,0 3933,1523 3404,2102 2707,3180 2458,4179 2746,6064 3314,7580">
            <text:p/>
          </draw:polygon>
          <draw:polygon draw:style-name="gr13" draw:text-style-name="P14" draw:layer="layout" svg:width="3.585cm" svg:height="3.314cm" svg:x="2.851cm" svg:y="1.558cm" svg:viewBox="0 0 3586 3315" draw:points="2090,3315 0,1867 469,1247 987,770 2116,0 3586,1878 3104,2051">
            <text:p/>
          </draw:polygon>
          <draw:polygon draw:style-name="gr16" draw:text-style-name="P17" draw:layer="layout" svg:width="7.769cm" svg:height="3.6cm" svg:x="6.027cm" svg:y="0.508cm" svg:viewBox="0 0 7770 3601" draw:points="948,2653 0,569 2085,0 4470,191 7117,1238 7770,1895 6254,3601 3785,2542">
            <text:p/>
          </draw:polygon>
          <draw:polygon draw:style-name="gr17" draw:text-style-name="P18" draw:layer="layout" svg:width="3.41cm" svg:height="4.875cm" svg:x="4.132cm" svg:y="6.193cm" svg:viewBox="0 0 3411 4876" draw:points="197,3370 0,2464 190,1895 190,1137 809,0 3032,1137 2843,1516 2843,2274 3032,3222 3411,3980 997,4876">
            <text:p/>
          </draw:polygon>
          <draw:polygon draw:style-name="gr15" draw:text-style-name="P16" draw:layer="layout" svg:width="3.241cm" svg:height="4.871cm" draw:transform="skewX (0.000174532925199433) rotate (-3.05938764582086) translate (16.5717252213653cm 8.08809711510997cm)" svg:viewBox="0 0 3242 4872" draw:points="1433,4872 1087,4463 424,3267 237,2349 29,1143 0,0 2577,213 2565,2046 3100,3107 3242,3689">
            <text:p/>
          </draw:polygon>
          <draw:polygon draw:style-name="gr15" draw:text-style-name="P16" draw:layer="layout" svg:width="3.365cm" svg:height="5.076cm" draw:transform="rotate (2.33123628188883) translate (13.6413033795442cm 13.6393100170148cm)" svg:viewBox="0 0 3366 5077" draw:points="569,4156 281,3359 0,2055 222,948 600,0 2901,881 2713,1403 2934,2220 3366,3416 1263,5077">
            <text:p/>
          </draw:polygon>
          <draw:polygon draw:style-name="gr13" draw:text-style-name="P14" draw:layer="layout" svg:width="4.751cm" svg:height="4.328cm" draw:transform="rotate (0.562345084992573) translate (7.1468259120646cm 11.8967272706977cm)" svg:viewBox="0 0 4752 4329" draw:points="4279,4329 2470,3451 874,2233 0,1098 1812,0 2791,1289 3746,1542 4403,1724 4752,1842 4556,3219">
            <text:p/>
          </draw:polygon>
          <draw:frame draw:style-name="gr49" draw:text-style-name="P42" draw:layer="layout" svg:width="2.093cm" svg:height="1.673cm" svg:x="8.829cm" svg:y="14.889cm">
            <draw:text-box>
              <text:p>6 am</text:p>
            </draw:text-box>
          </draw:frame>
          <draw:frame draw:style-name="gr49" draw:text-style-name="P42" draw:layer="layout" svg:width="2.053cm" svg:height="1.673cm" svg:x="8.869cm" svg:y="11.947cm">
            <draw:text-box>
              <text:p>6 pm</text:p>
            </draw:text-box>
          </draw:frame>
          <draw:frame draw:style-name="gr49" draw:text-style-name="P42" draw:layer="layout" svg:width="2.202cm" svg:height="1.673cm" svg:x="1.1cm" svg:y="7.749cm">
            <draw:text-box>
              <text:p>9 am</text:p>
            </draw:text-box>
          </draw:frame>
          <draw:frame draw:style-name="gr49" draw:text-style-name="P42" draw:layer="layout" svg:width="2.093cm" svg:height="1.673cm" svg:x="4.511cm" svg:y="7.899cm">
            <draw:text-box>
              <text:p>9 pm</text:p>
            </draw:text-box>
          </draw:frame>
          <draw:frame draw:style-name="gr49" draw:text-style-name="P42" draw:layer="layout" svg:width="2.069cm" svg:height="1.673cm" svg:x="11.401cm" svg:y="7.79cm">
            <draw:text-box>
              <text:p>3 am</text:p>
            </draw:text-box>
          </draw:frame>
          <draw:frame draw:style-name="gr49" draw:text-style-name="P42" draw:layer="layout" svg:width="2.468cm" svg:height="1.673cm" svg:x="14.912cm" svg:y="7.839cm">
            <draw:text-box>
              <text:p>3 pm</text:p>
            </draw:text-box>
          </draw:frame>
          <draw:frame draw:style-name="gr49" draw:text-style-name="P42" draw:layer="layout" svg:width="3.099cm" svg:height="1.673cm" svg:x="8.077cm" svg:y="0.698cm">
            <draw:text-box>
              <text:p>12 am</text:p>
            </draw:text-box>
          </draw:frame>
          <draw:frame draw:style-name="gr49" draw:text-style-name="P42" draw:layer="layout" svg:width="2.621cm" svg:height="1.673cm" svg:x="8.301cm" svg:y="4.298cm">
            <draw:text-box>
              <text:p>12 pm</text:p>
            </draw:text-box>
          </draw:frame>
        </draw:g>
        <presentation:notes draw:style-name="dp2">
          <draw:page-thumbnail draw:style-name="gr27" draw:layer="layout" svg:width="19.798cm" svg:height="11.136cm" svg:x="0.6cm" svg:y="2.257cm" draw:page-number="4"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6b91c1" draw:end-color="#acb20c" draw:start-intensity="100%" draw:end-intensity="100%" draw:angle="300" draw:border="0%"/>
    <draw:gradient draw:name="Shapes" draw:style="rectangular" draw:cx="50%" draw:cy="50%" draw:start-color="#cccccc" draw:end-color="#ffffff" draw:start-intensity="100%" draw:end-intensity="100%" draw:angle="0" draw:border="0%"/>
    <draw:opacity draw:name="Transparency_20_36" draw:display-name="Transparency 36" draw:style="radial" draw:cx="50%" draw:cy="50%" draw:start="0%" draw:end="70%" draw:border="0%"/>
    <draw:opacity draw:name="Transparency_20_37" draw:display-name="Transparency 37" draw:style="radial" draw:cx="50%" draw:cy="50%" draw:start="100%" draw:end="0%" draw:border="0%"/>
    <draw:opacity draw:name="Transparency_20_41" draw:display-name="Transparency 41" draw:style="radial" draw:cx="50%" draw:cy="70%" draw:start="0%" draw:end="7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6cm" svg:x="1.399cm" svg:y="0.837cm" presentation:class="title" presentation:placeholder="true">
        <draw:text-box/>
      </draw:frame>
      <draw:frame presentation:style-name="Default-outline1" draw:layer="backgroundobjects" svg:width="25.191cm" svg:height="12.182cm" svg:x="1.399cm" svg:y="4.914cm" presentation:class="outline" presentation:placeholder="true">
        <draw:text-box/>
      </draw:frame>
      <draw:frame presentation:style-name="Mpr1" draw:text-style-name="MP2" draw:layer="backgroundobjects" svg:width="6.521cm" svg:height="1.447cm" svg:x="1.399cm" svg:y="19.135cm" presentation:class="date-time">
        <draw:text-box>
          <text:p text:style-name="MP1"><text:span text:style-name="MT1"><presentation:date-time/></text:span></text:p>
        </draw:text-box>
      </draw:frame>
      <draw:frame presentation:style-name="Mpr1" draw:text-style-name="MP6" draw:layer="backgroundobjects" svg:width="8.872cm" svg:height="1.447cm" svg:x="9.572cm" svg:y="19.135cm" presentation:class="footer">
        <draw:text-box>
          <text:p text:style-name="MP5"><text:span text:style-name="MT1"><presentation:footer/></text:span></text:p>
        </draw:text-box>
      </draw:frame>
      <draw:frame presentation:style-name="Mpr1" draw:text-style-name="MP4" draw:layer="backgroundobjects" svg:width="6.521cm" svg:height="1.447cm" svg:x="20.069cm" svg:y="19.13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5T22:30:15.365395117</meta:creation-date>
    <dc:date>2023-07-20T13:47:17.030595388</dc:date>
    <meta:editing-duration>PT6H54M24S</meta:editing-duration>
    <meta:editing-cycles>21</meta:editing-cycles>
    <meta:generator>LibreOffice/6.4.7.2$Linux_X86_64 LibreOffice_project/40$Build-2</meta:generator>
    <meta:document-statistic meta:object-count="156"/>
  </office:meta>
</office:document-meta>
</file>